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Text_20_body">
      <style:text-properties fo:font-size="9pt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58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2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2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2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1"><text:line-break/><text:span text:style-name="T61">Средства проверки</text:span><text:span text:style-name="T60">:</text:span></text:p>
      <text:p text:style-name="P48"><text:span text:style-name="T13"><text:tab/>- </text:span>$facility_110<text:span text:style-name="T13">;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9:31.23</dc:date>
    <meta:editing-duration>P3DT9H56M25S</meta:editing-duration>
    <meta:editing-cycles>437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10"/>
  </office:meta>
</office:document-meta>
</file>